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02a6a05"/>
    </style:style>
    <style:style style:name="P7" style:family="paragraph" style:parent-style-name="Text_20_body">
      <style:text-properties officeooo:paragraph-rsid="003001b1"/>
    </style:style>
    <style:style style:name="P8" style:family="paragraph" style:parent-style-name="Text_20_body">
      <style:text-properties officeooo:rsid="0044a6b4" officeooo:paragraph-rsid="0044a6b4"/>
    </style:style>
    <style:style style:name="P9" style:family="paragraph" style:parent-style-name="Text_20_body">
      <style:text-properties fo:font-size="12pt" fo:language="it" fo:country="IT" fo:font-style="normal" officeooo:rsid="00459ca0" officeooo:paragraph-rsid="00459ca0" style:font-size-asian="12pt" style:font-style-asian="normal" style:font-size-complex="12pt" style:font-style-complex="normal"/>
    </style:style>
    <style:style style:name="P10" style:family="paragraph" style:parent-style-name="Titolo_20_1" style:master-page-name="MP0">
      <style:paragraph-properties style:page-number="auto" fo:break-before="page" fo:padding="0.035cm" fo:border="0.26pt solid #000000" style:shadow="none"/>
    </style:style>
    <style:style style:name="P11" style:family="paragraph" style:parent-style-name="Titolo_20_1">
      <style:paragraph-properties fo:padding="0.035cm" fo:border="0.26pt solid #000000" style:shadow="none"/>
    </style:style>
    <style:style style:name="P12" style:family="paragraph" style:parent-style-name="Titolo_20_1">
      <style:paragraph-properties fo:break-before="page" fo:padding="0.035cm" fo:border="0.26pt solid #000000" style:shadow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10.5pt" fo:font-weight="bold" style:font-size-asian="10.5pt" style:font-weight-asian="bold" style:font-size-complex="10pt"/>
    </style:style>
    <style:style style:name="T3" style:family="text">
      <style:text-properties style:font-name="Arial" fo:font-size="10.5pt" fo:font-weight="bold" officeooo:rsid="0043ed02" style:font-size-asian="10.5pt" style:font-weight-asian="bold" style:font-size-complex="10pt"/>
    </style:style>
    <style:style style:name="T4" style:family="text">
      <style:text-properties style:font-name="Arial" fo:font-size="10.5pt" fo:font-weight="bold" officeooo:rsid="00216bab" style:font-size-asian="10.5pt" style:font-weight-asian="bold" style:font-size-complex="10pt"/>
    </style:style>
    <style:style style:name="T5" style:family="text">
      <style:text-properties officeooo:rsid="0031edb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82210d" loext:opacity="100%"/>
    </style:style>
    <style:style style:name="T9" style:family="text">
      <style:text-properties fo:color="#82210d" loext:opacity="100%" fo:font-weight="bold" style:font-weight-asian="bold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tyle="italic" style:font-style-asian="italic"/>
    </style:style>
    <style:style style:name="T1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3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language="it" fo:country="IT" fo:font-style="normal" style:font-size-asian="12pt" style:font-style-asian="normal" style:font-size-complex="12pt" style:font-style-complex="normal"/>
    </style:style>
    <style:style style:name="T15" style:family="text">
      <style:text-properties fo:font-size="12pt" fo:language="it" fo:country="IT" fo:font-style="normal" officeooo:rsid="00459ca0" style:font-size-asian="12pt" style:font-style-asian="normal" style:font-size-complex="12pt" style:font-style-complex="normal"/>
    </style:style>
    <style:style style:name="T16" style:family="text">
      <style:text-properties fo:font-size="12pt" fo:language="it" fo:country="IT" fo:font-style="normal" officeooo:rsid="0046f23d" style:font-size-asian="12pt" style:font-style-asian="normal" style:font-size-complex="12pt" style:font-style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2a6a05" style:font-size-asian="12pt" style:font-size-complex="12pt"/>
    </style:style>
    <style:style style:name="T19" style:family="text">
      <style:text-properties fo:font-size="12pt" officeooo:rsid="003001b1" style:font-size-asian="12pt" style:font-size-complex="12pt"/>
    </style:style>
    <style:style style:name="T20" style:family="text">
      <style:text-properties fo:font-size="12pt" officeooo:rsid="00459ca0" style:font-size-asian="12pt" style:font-size-complex="12pt"/>
    </style:style>
    <style:style style:name="T21" style:family="text">
      <style:text-properties fo:font-size="12pt" style:text-underline-style="solid" style:text-underline-width="auto" style:text-underline-color="font-color" officeooo:rsid="002a6a05" style:text-underline-mode="continuous" style:text-overline-mode="continuous" style:text-line-through-mode="continuous" style:font-size-asian="12pt" style:font-size-complex="12pt"/>
    </style:style>
    <style:style style:name="T22" style:family="text">
      <style:text-properties fo:font-size="12pt" style:text-underline-style="none" officeooo:rsid="002a6a05" style:text-underline-mode="continuous" style:text-overline-mode="continuous" style:text-line-through-mode="continuous" style:font-size-asian="12pt" style:font-size-complex="12pt"/>
    </style:style>
    <style:style style:name="T23" style:family="text">
      <style:text-properties fo:font-size="12pt" style:text-underline-style="none" officeooo:rsid="003001b1" style:text-underline-mode="continuous" style:text-overline-mode="continuous" style:text-line-through-mode="continuous" style:font-size-asian="12pt" style:font-size-complex="12pt"/>
    </style:style>
    <style:style style:name="T24" style:family="text">
      <style:text-properties fo:font-size="12pt" style:text-underline-style="none" style:font-size-asian="12pt" style:font-size-complex="12pt"/>
    </style:style>
    <style:style style:name="T25" style:family="text">
      <style:text-properties fo:font-size="12pt" style:text-underline-style="none" officeooo:rsid="00201f91" style:font-size-asian="12pt" style:font-size-complex="12pt"/>
    </style:style>
    <style:style style:name="T26" style:family="text">
      <style:text-properties fo:font-size="12pt" style:text-underline-style="none" officeooo:rsid="002a6a05" style:font-size-asian="12pt" style:font-size-complex="12pt"/>
    </style:style>
    <style:style style:name="T27" style:family="text">
      <style:text-properties fo:font-size="12pt" style:text-underline-style="none" officeooo:rsid="00349f85" style:font-size-asian="12pt" style:font-size-complex="12pt"/>
    </style:style>
    <style:style style:name="T28" style:family="text">
      <style:text-properties fo:font-size="12pt" fo:font-style="normal" officeooo:rsid="00349f85" style:font-size-asian="12pt" style:font-style-asian="normal" style:font-size-complex="12pt" style:font-style-complex="normal"/>
    </style:style>
    <style:style style:name="T29" style:family="text">
      <style:text-properties fo:font-size="12pt" fo:font-style="italic" officeooo:rsid="00459ca0" style:font-size-asian="12pt" style:font-style-asian="italic" style:font-size-complex="12pt" style:font-style-complex="italic"/>
    </style:style>
    <style:style style:name="T30" style:family="text">
      <style:text-properties officeooo:rsid="002a6a05"/>
    </style:style>
    <style:style style:name="T31" style:family="text">
      <style:text-properties officeooo:rsid="003001b1"/>
    </style:style>
    <style:style style:name="T32" style:family="text">
      <style:text-properties style:font-name="Courier New" fo:font-size="12pt" fo:language="it" fo:country="IT" fo:font-style="normal" style:font-size-asian="12pt" style:font-style-asian="normal" style:font-size-complex="12pt" style:font-style-complex="normal"/>
    </style:style>
    <style:style style:name="T33" style:family="text">
      <style:text-properties officeooo:rsid="0046f23d"/>
    </style:style>
  </office:automatic-styles>
  <office:body>
    <office:text text:use-soft-page-breaks="true">
      <text:tracked-changes text:track-changes="false">
        <text:changed-region xml:id="ct2381814783344" text:id="ct2381814783344">
          <text:insertion>
            <office:change-info>
              <dc:creator>Unknown Author</dc:creator>
              <dc:date>2021-05-06T08:51:1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Domanda 1/3 (punti <text:span text:style-name="Car._20_predefinito_20_paragrafo"><text:span text:style-name="T10">5</text:span></text:span>/30)</text:h>
      <text:p text:style-name="P8"><text:span text:style-name="T14">Una </text:span><text:span text:style-name="T13">startup</text:span><text:span text:style-name="T14"> </text:span><text:span text:style-name="T16">statunitense</text:span><text:span text:style-name="T14"> sta sviluppando un</text:span><text:span text:style-name="T16">a </text:span><text:span text:style-name="T14">applicazione che </text:span><text:span text:style-name="T16">intende </text:span><text:span text:style-name="T14">unificare tutte le librerie digitali disponibili </text:span><text:span text:style-name="T16">sul mercato</text:span><text:span text:style-name="T14">. </text:span><text:span text:style-name="T16">L</text:span><text:span text:style-name="T14">’applicazione si connette a</text:span><text:span text:style-name="T16">gli</text:span><text:span text:style-name="T14"> </text:span><text:span text:style-name="T13">account</text:span><text:span text:style-name="T14"> </text:span><text:span text:style-name="T16">dell’utente per tali librerie (</text:span><text:span text:style-name="T14">Apple iCloud, Amazon Kindle, </text:span><text:span text:style-name="T16">ecc.) così da </text:span><text:span text:style-name="T14">recuperare la lista di libri </text:span><text:span text:style-name="T16">in essi contenuti</text:span><text:span text:style-name="T14"> e renderli disponibili in un solo </text:span><text:span text:style-name="T16">luogo virtuale</text:span><text:span text:style-name="T14">. La rappresentazione di un libro,</text:span><text:span text:style-name="T13"> </text:span><text:span text:style-name="T32">Book</text:span><text:span text:style-name="T13">, <text:s/></text:span><text:span text:style-name="T14">è chiaramente unificata all’interno dell’applicazione così come </text:span><text:span text:style-name="T15">il metodo di recupero. </text:span><text:span text:style-name="T16">O</text:span><text:span text:style-name="T15">gni distributore di libri </text:span><text:span text:style-name="T16">però </text:span><text:span text:style-name="T15">ha la sua </text:span><text:span text:style-name="T16">propria </text:span><text:span text:style-name="T15">API, che deve </text:span><text:span text:style-name="T16">così </text:span><text:span text:style-name="T15">essere adattata per il corretto recupero delle </text:span><text:span text:style-name="T16">corrispondenti </text:span><text:span text:style-name="T15">informazioni. Per ogni servizio esterno e remoto, è presente un agente, che all’aggiunta/rimozione di un libro </text:span><text:span text:style-name="T16">nella libreria originaria</text:span><text:span text:style-name="T15">, notifica l’applicazione </text:span><text:span text:style-name="T16">centrale, la quale </text:span><text:span text:style-name="T15">recupera </text:span><text:span text:style-name="T16">e aggiorna </text:span><text:span text:style-name="T15">immediatamente le nuove informazioni disponibili.</text:span></text:p>
      <text:p text:style-name="Text_20_body">Si modelli tale sistema mediante un <text:span text:style-name="Car._20_predefinito_20_paragrafo"><text:span text:style-name="T12">diagramma delle classi</text:span></text:span>, comprensivo dei <text:span text:style-name="Car._20_predefinito_20_paragrafo"><text:span text:style-name="T11">design pattern</text:span></text:span> a esso pertinenti.</text:p>
      <text:h text:style-name="P11" text:outline-level="1">Risposta</text:h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h text:style-name="P12" text:outline-level="1">Domanda <text:span text:style-name="Car._20_predefinito_20_paragrafo"><text:span text:style-name="T10">2/3</text:span></text:span> (punti <text:span text:style-name="Car._20_predefinito_20_paragrafo"><text:span text:style-name="T10">3</text:span></text:span>/30)</text:h>
      <text:p text:style-name="P7"><text:span text:style-name="Car._20_predefinito_20_paragrafo"><text:span text:style-name="T19">Dato </text:span></text:span><text:span text:style-name="Car._20_predefinito_20_paragrafo"><text:span text:style-name="T17">il sistema descritto </text:span></text:span><text:span text:style-name="Car._20_predefinito_20_paragrafo"><text:span text:style-name="T18">nel quesito precedente</text:span></text:span><text:span text:style-name="Car._20_predefinito_20_paragrafo"><text:span text:style-name="T17">, </text:span></text:span><text:span text:style-name="Car._20_predefinito_20_paragrafo"><text:span text:style-name="T18">usa</text:span></text:span><text:span text:style-name="Car._20_predefinito_20_paragrafo"><text:span text:style-name="T19">te</text:span></text:span><text:span text:style-name="Car._20_predefinito_20_paragrafo"><text:span text:style-name="T18"> un </text:span></text:span><text:span text:style-name="Car._20_predefinito_20_paragrafo"><text:span text:style-name="T21">diagramma di sequenza</text:span></text:span><text:span text:style-name="Car._20_predefinito_20_paragrafo"><text:span text:style-name="T22"> </text:span></text:span><text:span text:style-name="Car._20_predefinito_20_paragrafo"><text:span text:style-name="T23">per </text:span></text:span><text:span text:style-name="Car._20_predefinito_20_paragrafo"><text:span text:style-name="T24">modell</text:span></text:span><text:change-start text:change-id="ct2381814783344"/><text:span text:style-name="Car._20_predefinito_20_paragrafo"><text:span text:style-name="T25">a</text:span></text:span><text:change-end text:change-id="ct2381814783344"/><text:span text:style-name="Car._20_predefinito_20_paragrafo"><text:span text:style-name="T27">r</text:span></text:span><text:span text:style-name="Car._20_predefinito_20_paragrafo"><text:span text:style-name="T26">e</text:span></text:span><text:span text:style-name="Car._20_predefinito_20_paragrafo"><text:span text:style-name="T17"> la collaborazione delle componenti coinvolte </text:span></text:span><text:span text:style-name="Car._20_predefinito_20_paragrafo"><text:span text:style-name="T20">nella recupero di un nuovo libro da un </text:span></text:span><text:span text:style-name="Car._20_predefinito_20_paragrafo"><text:span text:style-name="T29">account</text:span></text:span><text:span text:style-name="Car._20_predefinito_20_paragrafo"><text:span text:style-name="T20"> Apple iCloud, a seguito di una notifica da parte dell’agente</text:span></text:span><text:span text:style-name="Car._20_predefinito_20_paragrafo"><text:span text:style-name="T28">.</text:span></text:span></text:p>
      <text:h text:style-name="P11" text:outline-level="1">Risposta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" text:outline-level="1">Domanda <text:span text:style-name="Car._20_predefinito_20_paragrafo"><text:span text:style-name="T10">3/3</text:span></text:span> (punti <text:span text:style-name="Car._20_predefinito_20_paragrafo"><text:span text:style-name="T10">2</text:span></text:span>/30)</text:h>
      <text:p text:style-name="P9"><text:span text:style-name="T33">Naturalmente, l</text:span>’applicazione <text:span text:style-name="T33">già descritta </text:span>dispone anche di una <text:span text:style-name="T33">sua propria </text:span>UI. Attraverso <text:span text:style-name="T33">tale </text:span>UI, <text:span text:style-name="T33">l’utente</text:span> <text:span text:style-name="T33">può </text:span>registrare un nuovo servizio esterno (Apple iCloud, Amazon Kindle, <text:span text:style-name="T33">ecc.</text:span>), <text:span text:style-name="T33">così come</text:span> effettuare ricerca dei libri presenti in locale, <text:span text:style-name="T33">simultaneamente </text:span>per titolo, autore, anno di pubblicazione, casa di pubblicazione. La lista di libri risultante dalla ricerca <text:span text:style-name="T33">(ove non vuota)</text:span>, <text:span text:style-name="T33">riporta e visualizza </text:span>il nome del libro, l’autore, e una copertina, opportunamente scaricata dall<text:span text:style-name="T33">a libreria originaria</text:span>.</text:p>
      <text:p text:style-name="P6"><text:span text:style-name="T30">M</text:span>odell<text:span text:style-name="T30">are</text:span> le esigenze sopra delineate <text:span text:style-name="T30">u</text:span>tilizzando un <text:span text:style-name="Car._20_predefinito_20_paragrafo"><text:span text:style-name="T12">diagramma dei casi d’uso</text:span></text:span>. <text:span text:style-name="T31">N</text:span>on <text:span text:style-name="T30">è </text:span>richiesta descrizione testuale del diagramma.</text:p>
      <text:h text:style-name="P11" text:outline-level="1">Risposta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fo:language="it" fo:country="I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hyphenation-ladder-count="no-limit" fo:padding="0cm" fo:border="0.51pt solid #000000" style:shadow="non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margin-top="0.31cm" fo:margin-bottom="0.3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idascalia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Didascalia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class="extra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Drawing" style:family="paragraph" style:parent-style-name="Didascalia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Sottotito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Oggetto_20_con_20_punta_20_di_20_freccia" style:display-name="Oggetto con punta di frecci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ggetto_20_con_20_ombra" style:display-name="Oggetto con ombr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ggetto_20_senza_20_riempimento" style:display-name="Oggetto senza riempimento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rpo_20_testo_20_giustificato" style:display-name="Corpo testo giustificato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3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4" style:family="paragraph" style:parent-style-name="Standard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Intestazione1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testazione2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nea_20_di_20_quotatura" style:display-name="Linea di quotatur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1" style:display-name="Default~LT~Gliederung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Titel" style:display-name="Default~LT~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 loext:hyphenation-no-caps="false" loext:hyphenation-no-last-word="false" loext:hyphenation-word-char-count="no-limit" loext:hyphenation-zone="no-limit"/>
    </style:style>
    <style:style style:name="Default_7e_LT_7e_Untertitel" style:display-name="Default~LT~Unter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Default_7e_LT_7e_Notizen" style:display-name="Default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Default_7e_LT_7e_Hintergrundobjekte" style:display-name="Default~LT~Hintergrundobjekt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Hintergrund" style:display-name="Default~LT~Hintergrund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353cm" fo:hyphenation-ladder-count="no-limit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ggetti_20_di_20_sfondo" style:display-name="Oggetti di sfond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fond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te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Struttura_20_1" style:display-name="Struttura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Struttura_20_2" style:display-name="Struttura 2" style:family="paragraph" style:parent-style-name="Struttura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6" style:display-name="Struttura 6" style:family="paragraph" style:parent-style-name="Struttura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7" style:display-name="Struttura 7" style:family="paragraph" style:parent-style-name="Struttura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8" style:display-name="Struttura 8" style:family="paragraph" style:parent-style-name="Struttura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9" style:display-name="Struttura 9" style:family="paragraph" style:parent-style-name="Struttura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rmine_20_definizione" style:display-name="Termine definizion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lenco_20_definizione" style:display-name="Elenco definizione" style:family="paragraph">
      <style:paragraph-properties fo:margin-left="1.12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inizione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1" style:family="paragraph">
      <style:paragraph-properties fo:margin-top="0.31cm" fo:margin-bottom="0.31cm" style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2" style:family="paragraph">
      <style:paragraph-properties fo:margin-top="0.31cm" fo:margin-bottom="0.31cm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3" style:family="paragraph">
      <style:paragraph-properties fo:margin-top="0.31cm" fo:margin-bottom="0.31cm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4" style:family="paragraph">
      <style:paragraph-properties fo:margin-top="0.31cm" fo:margin-bottom="0.31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5" style:family="paragraph">
      <style:paragraph-properties fo:margin-top="0.31cm" fo:margin-bottom="0.3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6" style:family="paragraph">
      <style:paragraph-properties fo:margin-top="0.31cm" fo:margin-bottom="0.31cm" style:contextual-spacing="false" fo:hyphenation-ladder-count="no-limit"/>
      <style:text-properties fo:font-size="8pt" fo:font-weight="bold" style:font-size-asian="8pt" style:font-weight-asian="bold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Indirizzo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Blockquote" style:family="paragraph">
      <style:paragraph-properties fo:margin-left="1.12cm" fo:margin-right="1.12cm" fo:margin-top="0.31cm" fo:margin-bottom="0.3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E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COD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Enfasi_20__28_corsivo_29_1" style:display-name="Enfasi (corsivo)1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Collegamento_20_ipertestuale1" style:display-name="Collegamento ipertestuale1" style:family="paragraph">
      <style:paragraph-properties fo:hyphenation-ladder-count="no-limit"/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 loext:hyphenation-no-last-word="false" loext:hyphenation-word-char-count="no-limit" loext:hyphenation-zone="no-limit"/>
    </style:style>
    <style:style style:name="Collegamento_20_visitato1" style:display-name="Collegamento visitato1" style:family="paragraph">
      <style:paragraph-properties fo:hyphenation-ladder-count="no-limit"/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 loext:hyphenation-no-last-word="false" loext:hyphenation-word-char-count="no-limit" loext:hyphenation-zone="no-limit"/>
    </style:style>
    <style:style style:name="Tastiera" style:family="paragraph">
      <style:paragraph-properties fo:hyphenation-ladder-count="no-limit"/>
      <style:text-properties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reformattato" style:family="paragraph">
      <style:paragraph-properties fo:hyphenation-ladder-count="no-limit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z-Bottom_20_of_20_Form" style:display-name="z-Bottom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z-Top_20_of_20_Form" style:display-name="z-Top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empio" style:family="paragraph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Enfasi_20__28_grassetto_29_1" style:display-name="Enfasi (grassetto)1" style:family="paragraph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Macchina_20_da_20_scrivere" style:display-name="Macchina da scriver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Variabile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TML_20_Markup" style:display-name="HTML Markup" style:family="paragraph">
      <style:paragraph-properties fo:hyphenation-ladder-count="no-limit"/>
      <style:text-properties fo:color="#ff0000" loext:opacity="100%" fo:hyphenate="false" loext:hyphenation-no-caps="false" loext:hyphenation-no-last-word="false" loext:hyphenation-word-char-count="no-limit" loext:hyphenation-zone="no-limit"/>
    </style:style>
    <style:style style:name="Comment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rpo_20_testo" style:display-name="Corpo testo" style:family="paragraph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urier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ella_20_normale1" style:display-name="Tabella normale1" style:family="paragraph">
      <style:paragraph-properties fo:margin-top="0cm" fo:margin-bottom="0.353cm" style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1pt" fo:language="it" fo:country="IT" style:font-size-asian="11pt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10pt" style:font-name-asian="StarSymbol" style:font-family-asian="StarSymbol" style:font-family-generic-asian="system" style:font-charset-asian="x-symbol" style:font-size-asian="10pt" style:font-name-complex="StarSymbol" style:font-family-complex="StarSymbol" style:font-family-generic-complex="system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WW_5f_CharLFO2LVL1" style:display-name="WW_CharLFO2LVL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2" style:display-name="WW_CharLFO2LVL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3" style:display-name="WW_CharLFO2LVL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4" style:display-name="WW_CharLFO2LVL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5" style:display-name="WW_CharLFO2LVL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6" style:display-name="WW_CharLFO2LVL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7" style:display-name="WW_CharLFO2LVL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8" style:display-name="WW_CharLFO2LVL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9" style:display-name="WW_CharLFO2LVL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M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M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31edb0"/>
    </style:style>
    <style:style style:name="MT3" style:family="text">
      <style:text-properties style:font-name="Arial" fo:font-size="10.5pt" fo:font-weight="bold" style:font-size-asian="10.5pt" style:font-weight-asian="bold" style:font-size-complex="10pt"/>
    </style:style>
    <style:style style:name="MT4" style:family="text">
      <style:text-properties style:font-name="Arial" fo:font-size="10.5pt" fo:font-weight="bold" officeooo:rsid="0043ed02" style:font-size-asian="10.5pt" style:font-weight-asian="bold" style:font-size-complex="10pt"/>
    </style:style>
    <style:style style:name="MT5" style:family="text">
      <style:text-properties style:font-name="Arial" fo:font-size="10.5pt" fo:font-weight="bold" officeooo:rsid="00216bab" style:font-size-asian="10.5pt" style:font-weight-asian="bold" style:font-size-complex="10pt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style:font-size-asian="9pt" style:font-size-complex="9pt"/>
    </style:style>
    <style:style style:name="MT8" style:family="text">
      <style:text-properties fo:color="#82210d" loext:opacity="100%"/>
    </style:style>
    <style:style style:name="MT9" style:family="text">
      <style:text-properties fo:color="#82210d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118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Intestazione"><text:span text:style-name="Car._20_predefinito_20_paragrafo"><text:span text:style-name="MT1">Università di Padova – Informatica – Ingegneria del Software<text:tab/><text:tab/>pag. </text:span></text:span><text:span text:style-name="Car._20_predefinito_20_paragrafo"><text:span text:style-name="MT1"><text:page-number style:num-format="1" text:select-page="current">3</text:page-number></text:span></text:span><text:span text:style-name="Car._20_predefinito_20_paragrafo"><text:span text:style-name="MT1"><text:s/>/ </text:span></text:span><text:span text:style-name="Car._20_predefinito_20_paragrafo"><text:span text:style-name="MT1"><text:page-count>3</text:page-count></text:span></text:span></text:p>
        <text:p text:style-name="Intestazione">Esame scritto – <text:span text:style-name="MT2">V</text:span> prova scritta - parte Compito (<text:span text:style-name="Car._20_predefinito_20_paragrafo"><text:span text:style-name="MT3">Pratica</text:span></text:span>) – <text:span text:style-name="Car._20_predefinito_20_paragrafo"><text:span text:style-name="MT4">15</text:span></text:span> <text:span text:style-name="Car._20_predefinito_20_paragrafo"><text:span text:style-name="MT4">settembre</text:span></text:span> <text:span text:style-name="Car._20_predefinito_20_paragrafo"><text:span text:style-name="MT3">202</text:span></text:span><text:span text:style-name="Car._20_predefinito_20_paragrafo"><text:span text:style-name="MT5">2</text:span></text:span></text:p>
        <text:p text:style-name="MP1"><text:span text:style-name="Car._20_predefinito_20_paragrafo"><text:span text:style-name="MT6">Istruzioni</text:span></text:span><text:span text:style-name="Car._20_predefinito_20_paragrafo"><text:span text:style-name="MT7"> <text:line-break/></text:span></text:span><text:span text:style-name="Car._20_predefinito_20_paragrafo"><text:span text:style-name="MT8">Riportare qui sotto cognome, nome, matricola, e anno di progetto didattico di </text:span></text:span><text:span text:style-name="Car._20_predefinito_20_paragrafo"><text:span text:style-name="MT9">tutti</text:span></text:span><text:span text:style-name="Car._20_predefinito_20_paragrafo"><text:span text:style-name="MT8"> i candidati che hanno collaborato alla risposta.</text:span></text:span></text:p>
        <text:p text:style-name="MP2">Cognome:<text:tab/>Nome:<text:tab/>Matricola:<text:tab/>Anno Progetto Didattico:</text:p>
        <text:p text:style-name="MP3"/>
        <text:p text:style-name="MP3"/>
        <text:p text:style-name="MP3"/>
      </style:header>
    </style:master-page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06-03-18T17:20:00Z</meta:creation-date>
    <dc:date>2022-09-13T19:51:22.420000000</dc:date>
    <meta:print-date>2018-04-05T10:44:00Z</meta:print-date>
    <meta:editing-cycles>828</meta:editing-cycles>
    <meta:editing-duration>PT9H19M26S</meta:editing-duration>
    <meta:document-statistic meta:table-count="0" meta:image-count="0" meta:object-count="0" meta:page-count="3" meta:paragraph-count="15" meta:word-count="327" meta:character-count="2283" meta:non-whitespace-character-count="19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tmp/mozilla_tullio0/IS%20scritto%2020210507%20Pratica.odt/Normal.dotm"/>
  </office:meta>
</office:document-meta>
</file>